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0:29:36.146252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4T20:30:55.851479880</dc:date>
    <meta:editing-duration>PT8M49S</meta:editing-duration>
    <meta:editing-cycles>5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2cm" svg:width="42.73cm" svg:height="25.575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